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ise_test" table:style-name="ta1">
        <table:shapes>
          <draw:frame draw:z-index="0" draw:style-name="gr1" draw:text-style-name="P1" svg:width="453.51pt" svg:height="255.09pt" svg:x="191.85pt" svg:y="2.83pt">
            <draw:object draw:notify-on-update-of-ranges="noise_test.A1:noise_test.A1 noise_test.A2:noise_test.A31 noise_test.B1:noise_test.B1 noise_test.B2:noise_test.B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74pt" svg:height="255.23pt" svg:x="191.79pt" svg:y="291.4pt">
            <draw:object draw:notify-on-update-of-ranges="noise_test.A1:noise_test.A1 noise_test.A2:noise_test.A30 noise_test.C1:noise_test.C1 noise_test.C2:noise_test.C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ixel_nois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os_e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2942E-016" calcext:value-type="float">
            <text:p>7.32942E-16</text:p>
          </table:table-cell>
          <table:table-cell office:value-type="float" office:value="0.0000000000000230296" calcext:value-type="float">
            <text:p>2.30296E-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12828" calcext:value-type="float">
            <text:p>1.2828E-06</text:p>
          </table:table-cell>
          <table:table-cell office:value-type="float" office:value="0.00142911" calcext:value-type="float">
            <text:p>0.001429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13156" calcext:value-type="float">
            <text:p>5.13156E-06</text:p>
          </table:table-cell>
          <table:table-cell office:value-type="float" office:value="0.00285518" calcext:value-type="float">
            <text:p>0.002855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15469" calcext:value-type="float">
            <text:p>1.15469E-05</text:p>
          </table:table-cell>
          <table:table-cell office:value-type="float" office:value="0.00427821" calcext:value-type="float">
            <text:p>0.004278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05292" calcext:value-type="float">
            <text:p>2.05292E-05</text:p>
          </table:table-cell>
          <table:table-cell office:value-type="float" office:value="0.00569823" calcext:value-type="float">
            <text:p>0.005698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320792" calcext:value-type="float">
            <text:p>3.20792E-05</text:p>
          </table:table-cell>
          <table:table-cell office:value-type="float" office:value="0.00711523" calcext:value-type="float">
            <text:p>0.007115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461975" calcext:value-type="float">
            <text:p>4.61975E-05</text:p>
          </table:table-cell>
          <table:table-cell office:value-type="float" office:value="0.00852924" calcext:value-type="float">
            <text:p>0.008529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628844" calcext:value-type="float">
            <text:p>6.28844E-05</text:p>
          </table:table-cell>
          <table:table-cell office:value-type="float" office:value="0.00994025" calcext:value-type="float">
            <text:p>0.00994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821406" calcext:value-type="float">
            <text:p>8.21406E-05</text:p>
          </table:table-cell>
          <table:table-cell office:value-type="float" office:value="0.0113483" calcext:value-type="float">
            <text:p>0.01134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03967" calcext:value-type="float">
            <text:p>0.000103967</text:p>
          </table:table-cell>
          <table:table-cell office:value-type="float" office:value="0.0127534" calcext:value-type="float">
            <text:p>0.01275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28363" calcext:value-type="float">
            <text:p>0.000128363</text:p>
          </table:table-cell>
          <table:table-cell office:value-type="float" office:value="0.0141555" calcext:value-type="float">
            <text:p>0.01415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15533" calcext:value-type="float">
            <text:p>0.00015533</text:p>
          </table:table-cell>
          <table:table-cell office:value-type="float" office:value="0.0155546" calcext:value-type="float">
            <text:p>0.01555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84869" calcext:value-type="float">
            <text:p>0.000184869</text:p>
          </table:table-cell>
          <table:table-cell office:value-type="float" office:value="0.0169509" calcext:value-type="float">
            <text:p>0.01695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216979" calcext:value-type="float">
            <text:p>0.000216979</text:p>
          </table:table-cell>
          <table:table-cell office:value-type="float" office:value="0.0183442" calcext:value-type="float">
            <text:p>0.01834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251662" calcext:value-type="float">
            <text:p>0.000251662</text:p>
          </table:table-cell>
          <table:table-cell office:value-type="float" office:value="0.0197346" calcext:value-type="float">
            <text:p>0.01973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288918" calcext:value-type="float">
            <text:p>0.000288918</text:p>
          </table:table-cell>
          <table:table-cell office:value-type="float" office:value="0.0211221" calcext:value-type="float">
            <text:p>0.02112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328747" calcext:value-type="float">
            <text:p>0.000328747</text:p>
          </table:table-cell>
          <table:table-cell office:value-type="float" office:value="0.0225067" calcext:value-type="float">
            <text:p>0.02250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371151" calcext:value-type="float">
            <text:p>0.000371151</text:p>
          </table:table-cell>
          <table:table-cell office:value-type="float" office:value="0.0238885" calcext:value-type="float">
            <text:p>0.02388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416129" calcext:value-type="float">
            <text:p>0.000416129</text:p>
          </table:table-cell>
          <table:table-cell office:value-type="float" office:value="0.0252674" calcext:value-type="float">
            <text:p>0.02526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463681" calcext:value-type="float">
            <text:p>0.000463681</text:p>
          </table:table-cell>
          <table:table-cell office:value-type="float" office:value="0.0266434" calcext:value-type="float">
            <text:p>0.02664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513809" calcext:value-type="float">
            <text:p>0.000513809</text:p>
          </table:table-cell>
          <table:table-cell office:value-type="float" office:value="0.0280166" calcext:value-type="float">
            <text:p>0.02801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566513" calcext:value-type="float">
            <text:p>0.000566513</text:p>
          </table:table-cell>
          <table:table-cell office:value-type="float" office:value="0.0293869" calcext:value-type="float">
            <text:p>0.02938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621794" calcext:value-type="float">
            <text:p>0.000621794</text:p>
          </table:table-cell>
          <table:table-cell office:value-type="float" office:value="0.0307545" calcext:value-type="float">
            <text:p>0.03075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679651" calcext:value-type="float">
            <text:p>0.000679651</text:p>
          </table:table-cell>
          <table:table-cell office:value-type="float" office:value="0.0321192" calcext:value-type="float">
            <text:p>0.03211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740086" calcext:value-type="float">
            <text:p>0.000740086</text:p>
          </table:table-cell>
          <table:table-cell office:value-type="float" office:value="0.0334812" calcext:value-type="float">
            <text:p>0.0334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803099" calcext:value-type="float">
            <text:p>0.000803099</text:p>
          </table:table-cell>
          <table:table-cell office:value-type="float" office:value="0.0348404" calcext:value-type="float">
            <text:p>0.03484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868689" calcext:value-type="float">
            <text:p>0.000868689</text:p>
          </table:table-cell>
          <table:table-cell office:value-type="float" office:value="0.0361968" calcext:value-type="float">
            <text:p>0.03619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936859" calcext:value-type="float">
            <text:p>0.000936859</text:p>
          </table:table-cell>
          <table:table-cell office:value-type="float" office:value="0.0375504" calcext:value-type="float">
            <text:p>0.03755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00761" calcext:value-type="float">
            <text:p>0.00100761</text:p>
          </table:table-cell>
          <table:table-cell office:value-type="float" office:value="0.0389013" calcext:value-type="float">
            <text:p>0.03890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08094" calcext:value-type="float">
            <text:p>0.00108094</text:p>
          </table:table-cell>
          <table:table-cell office:value-type="float" office:value="0.0402495" calcext:value-type="float">
            <text:p>0.0402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7T17:00:16.951760255</dc:date>
    <meta:editing-duration>PT4M27S</meta:editing-duration>
    <meta:editing-cycles>1</meta:editing-cycles>
    <meta:generator>LibreOffice/6.0.7.3$Linux_X86_64 LibreOffice_project/00m0$Build-3</meta:generator>
    <meta:document-statistic meta:table-count="1" meta:cell-count="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4.201cm" style:legend-expansion="high" chart:style-name="ch2"/>
        <chart:plot-area chart:style-name="ch3" table:cell-range-address="noise_test.A1:noise_test.B31" chart:data-source-has-labels="row" svg:x="1.331cm" svg:y="0.18cm" svg:width="12.344cm" svg:height="7.659cm">
          <chartooo:coordinate-region svg:x="2.614cm" svg:y="0.379cm" svg:width="10.874cm" svg:height="6.813cm"/>
          <chart:axis chart:dimension="x" chart:name="primary-x" chart:style-name="ch4">
            <chart:title svg:x="6.652cm" svg:y="8.019cm" chart:style-name="ch5">
              <text:p>Pixel noise</text:p>
            </chart:title>
          </chart:axis>
          <chart:axis chart:dimension="y" chart:name="primary-y" chart:style-name="ch4">
            <chart:title svg:x="0.451cm" svg:y="4.45cm" chart:style-name="ch6">
              <text:p>Ratio</text:p>
            </chart:title>
            <chart:grid chart:style-name="ch7" chart:class="major"/>
          </chart:axis>
          <chart:series chart:style-name="ch8" chart:values-cell-range-address="noise_test.B2:noise_test.B31" chart:label-cell-address="noise_test.B1:noise_test.B1" chart:class="chart:scatter">
            <chart:domain table:cell-range-address="noise_test.A2:noise_test.A31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io</text:p>
                <draw:g>
                  <svg:desc>noise_test.B1:noise_tes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oise_test.A2:noise_test.A31</svg:desc>
                </draw:g>
              </table:table-cell>
              <table:table-cell office:value-type="float" office:value="7.32942E-016">
                <text:p>7.32942E-016</text:p>
                <draw:g>
                  <svg:desc>noise_test.B2:noise_test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012828">
                <text:p>0.0000012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513156">
                <text:p>0.00000513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115469">
                <text:p>0.0000115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0205292">
                <text:p>0.0000205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0320792">
                <text:p>0.0000320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0461975">
                <text:p>0.000046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00628844">
                <text:p>0.0000628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00821406">
                <text:p>0.0000821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103967">
                <text:p>0.000103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128363">
                <text:p>0.000128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015533">
                <text:p>0.00015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0184869">
                <text:p>0.000184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216979">
                <text:p>0.000216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251662">
                <text:p>0.000251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288918">
                <text:p>0.000288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0328747">
                <text:p>0.000328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0371151">
                <text:p>0.0003711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0416129">
                <text:p>0.000416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463681">
                <text:p>0.000463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0513809">
                <text:p>0.000513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0566513">
                <text:p>0.000566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0621794">
                <text:p>0.0006217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0679651">
                <text:p>0.000679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740086">
                <text:p>0.000740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803099">
                <text:p>0.0008030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868689">
                <text:p>0.000868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936859">
                <text:p>0.0009368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100761">
                <text:p>0.001007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108094">
                <text:p>0.001080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scatter" chart:style-name="ch1">
        <chart:legend svg:x="13.361cm" svg:y="4.044cm" style:legend-expansion="custom" chartooo:width="2.272cm" chartooo:height="0.598cm" style:legend-expansion-aspect-ratio="3.79933110367893" chart:style-name="ch2"/>
        <chart:plot-area chart:style-name="ch3" table:cell-range-address="noise_test.A1:noise_test.A30 noise_test.C1:noise_test.C30" chart:data-source-has-labels="row" svg:x="1.798cm" svg:y="0.524cm" svg:width="11.87cm" svg:height="7.661cm">
          <chartooo:coordinate-region svg:x="2.896cm" svg:y="0.723cm" svg:width="10.585cm" svg:height="6.815cm"/>
          <chart:axis chart:dimension="x" chart:name="primary-x" chart:style-name="ch4">
            <chart:title svg:x="6.882cm" svg:y="8.365cm" chart:style-name="ch5">
              <text:p>Pixel noise</text:p>
            </chart:title>
          </chart:axis>
          <chart:axis chart:dimension="y" chart:name="primary-y" chart:style-name="ch4">
            <chart:title svg:x="0.918cm" svg:y="5.906cm" chart:style-name="ch6">
              <text:p>feature position error</text:p>
            </chart:title>
            <chart:grid chart:style-name="ch7" chart:class="major"/>
          </chart:axis>
          <chart:series chart:style-name="ch8" chart:values-cell-range-address="noise_test.C2:noise_test.C30" chart:label-cell-address="noise_test.C1:noise_test.C1" chart:class="chart:scatter">
            <chart:domain table:cell-range-address="noise_test.A2:noise_test.A30"/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s_err</text:p>
                <draw:g>
                  <svg:desc>noise_test.C1:noise_tes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oise_test.A2:noise_test.A30</svg:desc>
                </draw:g>
              </table:table-cell>
              <table:table-cell office:value-type="float" office:value="0.0000000000000230296">
                <text:p>0.0000000000000230296</text:p>
                <draw:g>
                  <svg:desc>noise_test.C2:noise_test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142911">
                <text:p>0.00142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285518">
                <text:p>0.00285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427821">
                <text:p>0.00427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569823">
                <text:p>0.005698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711523">
                <text:p>0.00711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852924">
                <text:p>0.00852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994025">
                <text:p>0.00994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113483">
                <text:p>0.0113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27534">
                <text:p>0.01275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41555">
                <text:p>0.0141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55546">
                <text:p>0.0155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169509">
                <text:p>0.01695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183442">
                <text:p>0.0183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197346">
                <text:p>0.0197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211221">
                <text:p>0.0211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225067">
                <text:p>0.0225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238885">
                <text:p>0.0238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252674">
                <text:p>0.02526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266434">
                <text:p>0.02664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280166">
                <text:p>0.0280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293869">
                <text:p>0.02938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307545">
                <text:p>0.03075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321192">
                <text:p>0.0321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334812">
                <text:p>0.03348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348404">
                <text:p>0.03484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361968">
                <text:p>0.0361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375504">
                <text:p>0.0375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389013">
                <text:p>0.0389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